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officeooo:paragraph-rsid="001dd86e"/>
    </style:style>
    <style:style style:name="P2" style:family="paragraph" style:parent-style-name="Standard">
      <style:text-properties officeooo:rsid="001dd86e" officeooo:paragraph-rsid="001dd86e"/>
    </style:style>
    <style:style style:name="P3" style:family="paragraph" style:parent-style-name="Standard" style:list-style-name="L1">
      <style:text-properties officeooo:rsid="001dd86e" officeooo:paragraph-rsid="001dd86e"/>
    </style:style>
    <style:style style:name="P4" style:family="paragraph" style:parent-style-name="Standard" style:list-style-name="L2">
      <style:text-properties officeooo:rsid="001dd86e" officeooo:paragraph-rsid="001dd86e"/>
    </style:style>
    <style:style style:name="P5" style:family="paragraph" style:parent-style-name="Standard" style:list-style-name="L3">
      <style:text-properties officeooo:rsid="001dd86e" officeooo:paragraph-rsid="001dd86e"/>
    </style:style>
    <style:style style:name="P6" style:family="paragraph" style:parent-style-name="Standard">
      <style:text-properties officeooo:rsid="001dd86e" officeooo:paragraph-rsid="001f56ed"/>
    </style:style>
    <style:style style:name="P7" style:family="paragraph" style:parent-style-name="Standard" style:list-style-name="L5">
      <style:text-properties officeooo:rsid="001dd86e" officeooo:paragraph-rsid="001dd86e"/>
    </style:style>
    <style:style style:name="P8" style:family="paragraph" style:parent-style-name="Standard">
      <style:text-properties officeooo:rsid="001dd86e" officeooo:paragraph-rsid="0024b704"/>
    </style:style>
    <style:style style:name="P9" style:family="paragraph" style:parent-style-name="Standard" style:list-style-name="L6">
      <style:text-properties officeooo:rsid="001dd86e" officeooo:paragraph-rsid="0024b704"/>
    </style:style>
    <style:style style:name="P10" style:family="paragraph" style:parent-style-name="Standard" style:list-style-name="L4">
      <style:text-properties officeooo:paragraph-rsid="001dd86e"/>
    </style:style>
    <style:style style:name="P11" style:family="paragraph" style:parent-style-name="Standard" style:list-style-name="L4">
      <style:text-properties officeooo:paragraph-rsid="001f56ed"/>
    </style:style>
    <style:style style:name="P12" style:family="paragraph" style:parent-style-name="Standard" style:list-style-name="L5">
      <style:text-properties officeooo:paragraph-rsid="001dd86e"/>
    </style:style>
    <style:style style:name="P13" style:family="paragraph" style:parent-style-name="Standard">
      <style:paragraph-properties fo:margin-left="0.4992in" fo:margin-right="0.4917in" fo:text-indent="0in" style:auto-text-indent="false"/>
      <style:text-properties officeooo:rsid="001dd86e" officeooo:paragraph-rsid="001dd86e"/>
    </style:style>
    <style:style style:name="P14" style:family="paragraph" style:parent-style-name="ans">
      <style:text-properties officeooo:rsid="001dd86e"/>
    </style:style>
    <style:style style:name="T1" style:family="text">
      <style:text-properties officeooo:rsid="001dd86e"/>
    </style:style>
    <style:style style:name="T2" style:family="text">
      <style:text-properties officeooo:rsid="001f56ed"/>
    </style:style>
    <style:style style:name="T3" style:family="text">
      <style:text-properties officeooo:rsid="0024b704"/>
    </style:style>
    <style:style style:name="T4" style:family="text">
      <style:text-properties officeooo:rsid="0027eec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span text:style-name="T3">Practice Exercises:</text:span></text:h>
      <text:p text:style-name="P8"><text:span text:style-name="T3"/></text:p>
      <text:p text:style-name="P8"><text:span text:style-name="T3">3.1 Using the program shown in Figure 3.30, explain what the output will be at LINE A.</text:span></text:p>
      <text:p text:style-name="P8"><text:span text:style-name="T3"></text:span></text:p>
      <text:p text:style-name="P8"><text:span text:style-name="T3">#include &lt;sys/types.h&gt;</text:span></text:p>
      <text:p text:style-name="P8"><text:span text:style-name="T3">#include &lt;stdio.h&gt;</text:span></text:p>
      <text:p text:style-name="P8"><text:span text:style-name="T3">#include &lt;unistd.h&gt;</text:span></text:p>
      <text:p text:style-name="P8"><text:span text:style-name="T3">int value = 5;</text:span></text:p>
      <text:p text:style-name="P8"><text:span text:style-name="T3">int main()</text:span></text:p>
      <text:p text:style-name="P8"><text:span text:style-name="T3">{</text:span></text:p>
      <text:p text:style-name="P8"><text:span text:style-name="T3"><text:tab/>pid_t pid;</text:span></text:p>
      <text:p text:style-name="P8"><text:span text:style-name="T3"><text:tab/>pid = fork();</text:span></text:p>
      <text:p text:style-name="P8"><text:span text:style-name="T3"><text:tab/>if (pid == 0) { /* child process */</text:span></text:p>
      <text:p text:style-name="P8"><text:span text:style-name="T3"><text:tab/><text:tab/>value += 15;</text:span></text:p>
      <text:p text:style-name="P8"><text:span text:style-name="T3"><text:tab/><text:tab/>return 0;</text:span></text:p>
      <text:p text:style-name="P8"><text:span text:style-name="T3"><text:tab/>}</text:span></text:p>
      <text:p text:style-name="P8"><text:span text:style-name="T3"><text:tab/>else if (pid &gt; 0) { /* parent process */</text:span></text:p>
      <text:p text:style-name="P8"><text:span text:style-name="T3"><text:tab/><text:tab/>wait(NULL);</text:span></text:p>
      <text:p text:style-name="P8"><text:span text:style-name="T3"><text:tab/><text:tab/>printf("PARENT: value = %d",value); /* LINE A */</text:span></text:p>
      <text:p text:style-name="P8"><text:span text:style-name="T3"><text:tab/><text:tab/>return 0;</text:span></text:p>
      <text:p text:style-name="P8"><text:span text:style-name="T3"><text:tab/>}</text:span></text:p>
      <text:p text:style-name="P8"><text:span text:style-name="T3">}</text:span></text:p>
      <text:p text:style-name="P8"><text:span text:style-name="T3"></text:span></text:p>
      <text:p text:style-name="ans"><text:span text:style-name="T3">The output of Line A is "PARENT: value = 5" the reason is when a child forks and change a value, That value is only with the child since the operating system generates identical resources for the child. </text:span></text:p>
      <text:p text:style-name="P8"><text:span text:style-name="T3"></text:span></text:p>
      <text:p text:style-name="P8"><text:span text:style-name="T3"></text:span></text:p>
      <text:p text:style-name="P8"><text:span text:style-name="T3">3.2 Including the initial parent process, how many processes are created by the program shown in Figure 3.31?</text:span></text:p>
      <text:p text:style-name="P8"><text:span text:style-name="T3"></text:span></text:p>
      <text:p text:style-name="P8"><text:span text:style-name="T3">#include &lt;stdio.h&gt;</text:span></text:p>
      <text:p text:style-name="P8"><text:span text:style-name="T3">#include &lt;unistd.h&gt;</text:span></text:p>
      <text:p text:style-name="P8"><text:span text:style-name="T3">int main()</text:span></text:p>
      <text:p text:style-name="P8"><text:span text:style-name="T3">{</text:span></text:p>
      <text:p text:style-name="P8"><text:span text:style-name="T3"><text:tab/>/* fork a child process */</text:span></text:p>
      <text:p text:style-name="P8"><text:span text:style-name="T3"><text:tab/>fork();</text:span></text:p>
      <text:p text:style-name="P8"><text:span text:style-name="T3"><text:tab/>/* fork another child process */</text:span></text:p>
      <text:p text:style-name="P8"><text:span text:style-name="T3"><text:tab/>fork();</text:span></text:p>
      <text:p text:style-name="P8"><text:span text:style-name="T3"><text:tab/>/* and fork another */</text:span></text:p>
      <text:p text:style-name="P8"><text:span text:style-name="T3"><text:tab/>fork();</text:span></text:p>
      <text:p text:style-name="P8"><text:span text:style-name="T3"><text:tab/>return 0;</text:span></text:p>
      <text:p text:style-name="P8"><text:span text:style-name="T3">}</text:span></text:p>
      <text:p text:style-name="P8"><text:span text:style-name="T3"></text:span></text:p>
      <text:p text:style-name="ans"><text:span text:style-name="T3">The number of processes that are created by the program is 8 the reason why is that the </text:span><text:soft-page-break/><text:span text:style-name="T3">program forks 3 times in the code. The initial fork will have 2 processes and the next fork double it to 4 and doubled for the third which result in 8 processes.</text:span></text:p>
      <text:p text:style-name="P8"><text:span text:style-name="T3"></text:span></text:p>
      <text:p text:style-name="P8"><text:span text:style-name="T3">3.3 Original versions of Apple’s mobile iOS operating system provided no means of concurrent processing. Discuss three major complications that concurrent processing adds to an operating system.</text:span></text:p>
      <text:p text:style-name="P8"><text:span text:style-name="T3"></text:span></text:p>
      <text:list xml:id="list7446278655607485434" text:style-name="L6">
        <text:list-item>
          <text:p text:style-name="P9"><text:span text:style-name="T3">Switching from one process to another will take more time. Due to swapping register values from the current process(storing) to the next one(loading)</text:span></text:p>
        </text:list-item>
        <text:list-item>
          <text:p text:style-name="P9"><text:span text:style-name="T3"></text:span><text:span text:style-name="T4">I</text:span><text:span text:style-name="T3">f a process requires alot of memory then other process will have to be dumped and memory reallocated for the new process which will take time.</text:span></text:p>
        </text:list-item>
        <text:list-item>
          <text:p text:style-name="P9"><text:span text:style-name="T3">The OS will have to keep track of memroy allocation for each process so each one wont interfer with another process. </text:span></text:p>
        </text:list-item>
      </text:list>
      <text:p text:style-name="P8"><text:span text:style-name="T3"></text:span></text:p>
      <text:p text:style-name="P8"><text:span text:style-name="T3"></text:span></text:p>
      <text:p text:style-name="P8"><text:span text:style-name="T3">3.4 The Sun UltraSPARC processor has multiple register sets. Describe what happens when a context switch occurs if the new context is already loaded into one of the register sets. What happens if the new context is in memory rather than in a register set and all the register sets are in use?</text:span></text:p>
      <text:p text:style-name="P8"><text:span text:style-name="T3"></text:span></text:p>
      <text:p text:style-name="ans"><text:span text:style-name="T3">When a context switch occurs if the new context is already loaded. then the PCU current register set pointer is changed to point to the set containing the new context which could take a little bit(all depends on the system). If the new context is in memory rather than in a register set which all sets are in use then one of the contexts which are in the register must be moved to the memory to give room for the new context to be loaded from memory into the register set.</text:span></text:p>
      <text:p text:style-name="P8"><text:span text:style-name="T3"></text:span></text:p>
      <text:p text:style-name="P8"><text:span text:style-name="T3">3.5 When a process creates a new process using the fork() operation, which of the following states is shared between the parent process and the child process?</text:span></text:p>
      <text:p text:style-name="P8"><text:span text:style-name="T3"></text:span></text:p>
      <text:p text:style-name="P8"><text:span text:style-name="T3">a. Stack</text:span></text:p>
      <text:p text:style-name="P8"><text:span text:style-name="T3">b. Heap</text:span></text:p>
      <text:p text:style-name="P8"><text:span text:style-name="T3">c. Shared memory segments</text:span></text:p>
      <text:p text:style-name="P8"><text:span text:style-name="T3"></text:span></text:p>
      <text:p text:style-name="ans"><text:span text:style-name="T3">(c) shared memory segments are shared between the parent and child process. When a child process is created the OS copies the stack and heap for the new process.</text:span></text:p>
      <text:p text:style-name="ans"><text:span text:style-name="T3"></text:span></text:p>
      <text:h text:style-name="Heading_20_3" text:outline-level="3"><text:span text:style-name="T3">Exercises:</text:span></text:h>
      <text:p text:style-name="P8"><text:span text:style-name="T3"/></text:p>
      <text:p text:style-name="P8"><text:span text:style-name="T3">3.8 Describe the differences among short-term, medium-term, and long-term scheduling.</text:span></text:p>
      <text:p text:style-name="P8"><text:span text:style-name="T3"></text:span></text:p>
      <text:p text:style-name="ans"><text:span text:style-name="T3">short-term: selects a process from memory which is ready to execute and allocate the CPU to it. (CPU scheduler)</text:span></text:p>
      <text:p text:style-name="ans"><text:span text:style-name="T3">medium-term: select processes that are ready or blocked queues and reinstate them later to continue running (memory management)</text:span></text:p>
      <text:p text:style-name="ans"><text:span text:style-name="T3">long-term: Determin which jobs the system will be processing.(job scheduler)</text:span></text:p>
      <text:p text:style-name="P8"><text:span text:style-name="T3"></text:span></text:p>
      <text:p text:style-name="P8"><text:soft-page-break/><text:span text:style-name="T3">3.9 Describe the actions taken by a kernel to context-switch between processes.</text:span></text:p>
      <text:p text:style-name="P8"><text:span text:style-name="T3"></text:span></text:p>
      <text:p text:style-name="ans"><text:span text:style-name="T3">when the kernel context-switch between processes. The kernel stores all the registers into a PCB(process control block) then it restores the register values from the process that is going to run next and moves the process to the cpu to execute.</text:span></text:p>
      <text:p text:style-name="P8"><text:span text:style-name="T3"></text:span></text:p>
      <text:p text:style-name="P8"><text:span text:style-name="T3">3.11 Explain the role of the init process on UNIX and Linux systems in regard to process termination.</text:span></text:p>
      <text:p text:style-name="P8"><text:span text:style-name="T3"></text:span></text:p>
      <text:p text:style-name="ans"><text:span text:style-name="T3">On Unix and Linux systems assign the init process as the new parent to orphan processes and kills the orphan process.</text:span></text:p>
      <text:p text:style-name="P8"><text:span text:style-name="T3"></text:span></text:p>
      <text:p text:style-name="P8"><text:span text:style-name="T3">3.12 Including the initial parent process, how many processes are created by the program shown in Figure 3.32?</text:span></text:p>
      <text:p text:style-name="P8"><text:span text:style-name="T3"></text:span></text:p>
      <text:p text:style-name="P8"><text:span text:style-name="T3">#include &lt;stdio.h&gt;</text:span></text:p>
      <text:p text:style-name="P8"><text:span text:style-name="T3">#include &lt;unistd.h&gt;</text:span></text:p>
      <text:p text:style-name="P8"><text:span text:style-name="T3">int main()</text:span></text:p>
      <text:p text:style-name="P8"><text:span text:style-name="T3">{</text:span></text:p>
      <text:p text:style-name="P8"><text:span text:style-name="T3"><text:tab/>int i;</text:span></text:p>
      <text:p text:style-name="P8"><text:span text:style-name="T3"><text:tab/>for (i = 0; i &lt; 4; i++)</text:span></text:p>
      <text:p text:style-name="P8"><text:span text:style-name="T3"><text:tab/><text:tab/>fork();</text:span></text:p>
      <text:p text:style-name="P8"><text:span text:style-name="T3"><text:tab/>return 0;</text:span></text:p>
      <text:p text:style-name="P8"><text:span text:style-name="T3">}</text:span></text:p>
      <text:p text:style-name="P8"><text:span text:style-name="T3"></text:span></text:p>
      <text:p text:style-name="ans"><text:span text:style-name="T3">This init the fork process 4 times which means there are 2^4 processes which means there are 16 processes.</text:span></text:p>
      <text:p text:style-name="P8"><text:span text:style-name="T3"></text:span></text:p>
      <text:p text:style-name="P8"><text:span text:style-name="T3">3.13 Explain the circumstances under which which the line of code marked printf("LINE J") in Figure 3.33 will be reached.</text:span></text:p>
      <text:p text:style-name="P8"><text:span text:style-name="T3"></text:span></text:p>
      <text:p text:style-name="P8"><text:span text:style-name="T3">#include &lt;sys/types.h&gt;</text:span></text:p>
      <text:p text:style-name="P8"><text:span text:style-name="T3">#include &lt;stdio.h&gt;</text:span></text:p>
      <text:p text:style-name="P8"><text:span text:style-name="T3">#include &lt;unistd.h&gt;</text:span></text:p>
      <text:p text:style-name="P8"><text:span text:style-name="T3">int main()</text:span></text:p>
      <text:p text:style-name="P8"><text:span text:style-name="T3">{</text:span></text:p>
      <text:p text:style-name="P8"><text:span text:style-name="T3"><text:tab/>pid_t pid;</text:span></text:p>
      <text:p text:style-name="P8"><text:span text:style-name="T3"><text:tab/>/* fork a child process */</text:span></text:p>
      <text:p text:style-name="P8"><text:span text:style-name="T3"><text:tab/>pid = fork();</text:span></text:p>
      <text:p text:style-name="P8"><text:span text:style-name="T3"><text:tab/>if (pid &lt; 0) { /* error occurred */</text:span></text:p>
      <text:p text:style-name="P8"><text:span text:style-name="T3"><text:tab/><text:tab/>fprintf(stderr, "Fork Failed");</text:span></text:p>
      <text:p text:style-name="P8"><text:span text:style-name="T3"><text:tab/><text:tab/>return 1;</text:span></text:p>
      <text:p text:style-name="P8"><text:span text:style-name="T3"><text:tab/>}</text:span></text:p>
      <text:p text:style-name="P8"><text:span text:style-name="T3"><text:tab/>else if (pid == 0) { /* child process */</text:span></text:p>
      <text:p text:style-name="P8"><text:span text:style-name="T3"><text:tab/><text:tab/>execlp("/bin/ls","ls",NULL);</text:span></text:p>
      <text:p text:style-name="P8"><text:span text:style-name="T3"><text:tab/><text:tab/>printf("LINE J");</text:span></text:p>
      <text:p text:style-name="P8"><text:span text:style-name="T3"><text:tab/>}</text:span></text:p>
      <text:p text:style-name="P8"><text:span text:style-name="T3"><text:tab/>else { /* parent process */</text:span></text:p>
      <text:p text:style-name="P8"><text:soft-page-break/><text:span text:style-name="T3"><text:tab/><text:tab/>/* parent will wait for the child to complete */</text:span></text:p>
      <text:p text:style-name="P8"><text:span text:style-name="T3"><text:tab/><text:tab/>wait(NULL);</text:span></text:p>
      <text:p text:style-name="P8"><text:span text:style-name="T3"><text:tab/><text:tab/>printf("Child Complete");</text:span></text:p>
      <text:p text:style-name="P8"><text:span text:style-name="T3"><text:tab/>}</text:span></text:p>
      <text:p text:style-name="P8"><text:span text:style-name="T3"><text:tab/>return 0;</text:span></text:p>
      <text:p text:style-name="P8"><text:span text:style-name="T3">}</text:span></text:p>
      <text:p text:style-name="P8"><text:span text:style-name="T3"></text:span></text:p>
      <text:p text:style-name="ans"><text:span text:style-name="T3">The only way the line of code marked printf("LINE J") would print if the execlp command would fail example is ls did not exist.</text:span></text:p>
      <text:p text:style-name="P8"><text:span text:style-name="T3"></text:span></text:p>
      <text:p text:style-name="P8"><text:span text:style-name="T3">3.14 Using the program in Figure 3.34, identify the values of pid at lines A, B, C, and D. (Assume that the actual pids of the parent and child are 2600 and 2603, respectively.)</text:span></text:p>
      <text:p text:style-name="P8"><text:span text:style-name="T3"></text:span></text:p>
      <text:p text:style-name="P8"><text:span text:style-name="T3">#include &lt;sys/types.h&gt;</text:span></text:p>
      <text:p text:style-name="P8"><text:span text:style-name="T3">#include &lt;stdio.h&gt;</text:span></text:p>
      <text:p text:style-name="P8"><text:span text:style-name="T3">#include &lt;unistd.h&gt;</text:span></text:p>
      <text:p text:style-name="P8"><text:span text:style-name="T3">int main()</text:span></text:p>
      <text:p text:style-name="P8"><text:span text:style-name="T3">{</text:span></text:p>
      <text:p text:style-name="P8"><text:span text:style-name="T3"><text:tab/>pid_t pid, pid1;</text:span></text:p>
      <text:p text:style-name="P8"><text:span text:style-name="T3"><text:tab/>/* fork a child process */</text:span></text:p>
      <text:p text:style-name="P8"><text:span text:style-name="T3"><text:tab/>pid = fork();</text:span></text:p>
      <text:p text:style-name="P8"><text:span text:style-name="T3"><text:tab/>if (pid &lt; 0) { /* error occurred */</text:span></text:p>
      <text:p text:style-name="P8"><text:span text:style-name="T3"><text:tab/><text:tab/>fprintf(stderr, "Fork Failed");</text:span></text:p>
      <text:p text:style-name="P8"><text:span text:style-name="T3"><text:tab/><text:tab/>return 1;</text:span></text:p>
      <text:p text:style-name="P8"><text:span text:style-name="T3"><text:tab/>}</text:span></text:p>
      <text:p text:style-name="P8"><text:span text:style-name="T3"><text:tab/>else if (pid == 0) { /* child process */</text:span></text:p>
      <text:p text:style-name="P8"><text:span text:style-name="T3"><text:tab/><text:tab/>pid1 = getpid();</text:span></text:p>
      <text:p text:style-name="P8"><text:span text:style-name="T3"><text:tab/><text:tab/>printf("child: pid = %d",pid); /* A */</text:span></text:p>
      <text:p text:style-name="P8"><text:span text:style-name="T3"><text:tab/><text:tab/>printf("child: pid1 = %d",pid1); /* B */</text:span></text:p>
      <text:p text:style-name="P8"><text:span text:style-name="T3"><text:tab/>}</text:span></text:p>
      <text:p text:style-name="P8"><text:span text:style-name="T3"><text:tab/>else { /* parent process */</text:span></text:p>
      <text:p text:style-name="P8"><text:span text:style-name="T3"><text:tab/><text:tab/>pid1 = getpid();</text:span></text:p>
      <text:p text:style-name="P8"><text:span text:style-name="T3"><text:tab/><text:tab/>printf("parent: pid = %d",pid); /* C */</text:span></text:p>
      <text:p text:style-name="P8"><text:span text:style-name="T3"><text:tab/><text:tab/>printf("parent: pid1 = %d",pid1); /* D */</text:span></text:p>
      <text:p text:style-name="P8"><text:span text:style-name="T3"><text:tab/><text:tab/>wait(NULL);</text:span></text:p>
      <text:p text:style-name="P8"><text:span text:style-name="T3"><text:tab/>}</text:span></text:p>
      <text:p text:style-name="P8"><text:span text:style-name="T3"><text:tab/>return 0;</text:span></text:p>
      <text:p text:style-name="P8"><text:span text:style-name="T3">}</text:span></text:p>
      <text:p text:style-name="P8"><text:span text:style-name="T3"></text:span></text:p>
      <text:p text:style-name="ans"><text:span text:style-name="T3">A: 0<text:tab/>: fork will give the child a pid of 0 there for A is 0</text:span></text:p>
      <text:p text:style-name="ans"><text:span text:style-name="T3">B: 2603 : child executed the getpid function which returned the child pid(2603)</text:span></text:p>
      <text:p text:style-name="ans"><text:span text:style-name="T3">C: 2603 : after the fork, the pid returned to the parent is the child pid(2603)</text:span></text:p>
      <text:p text:style-name="ans"><text:span text:style-name="T3">D: 2600 : the parent executed the getpid function (2600)</text:span></text:p>
      <text:p text:style-name="P8"><text:span text:style-name="T3"></text:span></text:p>
      <text:p text:style-name="P8"><text:span text:style-name="T3">3.17 Using the program shown in Figure 3.35, explain what the output will be at lines X and Y.</text:span></text:p>
      <text:p text:style-name="P8"><text:span text:style-name="T3"></text:span></text:p>
      <text:p text:style-name="P8"><text:span text:style-name="T3">#include &lt;sys/types.h&gt;</text:span></text:p>
      <text:p text:style-name="P8"><text:soft-page-break/><text:span text:style-name="T3">#include &lt;stdio.h&gt;</text:span></text:p>
      <text:p text:style-name="P8"><text:span text:style-name="T3">#include &lt;unistd.h&gt;</text:span></text:p>
      <text:p text:style-name="P8"><text:span text:style-name="T3">#define SIZE 5</text:span></text:p>
      <text:p text:style-name="P8"><text:span text:style-name="T3">int nums[SIZE] = {0,1,2,3,4};</text:span></text:p>
      <text:p text:style-name="P8"><text:span text:style-name="T3">int main()</text:span></text:p>
      <text:p text:style-name="P8"><text:span text:style-name="T3">{</text:span></text:p>
      <text:p text:style-name="P8"><text:span text:style-name="T3"><text:tab/>int i;</text:span></text:p>
      <text:p text:style-name="P8"><text:span text:style-name="T3"><text:tab/>pid_t pid;</text:span></text:p>
      <text:p text:style-name="P8"><text:span text:style-name="T3"><text:tab/>pid = fork();</text:span></text:p>
      <text:p text:style-name="P8"><text:span text:style-name="T3"><text:tab/>if (pid == 0) {</text:span></text:p>
      <text:p text:style-name="P8"><text:span text:style-name="T3"><text:tab/><text:tab/>for (i = 0; i &lt; SIZE; i++) {</text:span></text:p>
      <text:p text:style-name="P8"><text:span text:style-name="T3"><text:tab/><text:tab/><text:tab/>nums[i] *= -i;</text:span></text:p>
      <text:p text:style-name="P8"><text:span text:style-name="T3"><text:tab/><text:tab/><text:tab/>printf("CHILD: %d ",nums[i]); /* LINE X */</text:span></text:p>
      <text:p text:style-name="P8"><text:span text:style-name="T3"><text:tab/><text:tab/>}</text:span></text:p>
      <text:p text:style-name="P8"><text:span text:style-name="T3"><text:tab/>}</text:span></text:p>
      <text:p text:style-name="P8"><text:span text:style-name="T3"><text:tab/>else if (pid &gt; 0) {</text:span></text:p>
      <text:p text:style-name="P8"><text:span text:style-name="T3"><text:tab/><text:tab/>wait(NULL);</text:span></text:p>
      <text:p text:style-name="P8"><text:span text:style-name="T3"><text:tab/><text:tab/>for (i = 0; i &lt; SIZE; i++)</text:span></text:p>
      <text:p text:style-name="P8"><text:span text:style-name="T3"><text:tab/><text:tab/>printf("PARENT: %d ",nums[i]); /* LINE Y */</text:span></text:p>
      <text:p text:style-name="P8"><text:span text:style-name="T3"><text:tab/>}</text:span></text:p>
      <text:p text:style-name="P8"><text:span text:style-name="T3"><text:tab/>return 0;</text:span></text:p>
      <text:p text:style-name="P8"><text:span text:style-name="T3">}</text:span></text:p>
      <text:p text:style-name="P8"><text:span text:style-name="T3"></text:span></text:p>
      <text:p text:style-name="ans"><text:span text:style-name="T3">The output would be the following:</text:span></text:p>
      <text:p text:style-name="ans"><text:span text:style-name="T3">CHILD: 0 </text:span></text:p>
      <text:p text:style-name="ans"><text:span text:style-name="T3">CHILD: -1 </text:span></text:p>
      <text:p text:style-name="ans"><text:span text:style-name="T3">CHILD: -4 </text:span></text:p>
      <text:p text:style-name="ans"><text:span text:style-name="T3">CHILD: -9 </text:span></text:p>
      <text:p text:style-name="ans"><text:span text:style-name="T3">CHILD: -16 </text:span></text:p>
      <text:p text:style-name="ans"><text:span text:style-name="T3">PARENT: 0 </text:span></text:p>
      <text:p text:style-name="ans"><text:span text:style-name="T3">PARENT: 1 </text:span></text:p>
      <text:p text:style-name="ans"><text:span text:style-name="T3">PARENT: 2 </text:span></text:p>
      <text:p text:style-name="ans"><text:span text:style-name="T3">PARENT: 3 </text:span></text:p>
      <text:p text:style-name="ans"><text:span text:style-name="T3">PARENT: 4 </text:span></text:p>
      <text:p text:style-name="ans"><text:span text:style-name="T3"></text:span></text:p>
      <text:p text:style-name="ans"><text:span text:style-name="T3">The reason why the child goes 0,-1,-4,-9,-16 because every increment it is times by its position number which turns out for this case was squaring with a neg aspect. after the child finished then the parent would go though the values the child changed to demonstrated that the memory values of both the child and parent are different. Since the child is a copy of the par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ans" style:family="paragraph" style:parent-style-name="Standard">
      <style:paragraph-properties fo:margin-left="0.5in" fo:margin-right="0.5in" fo:text-align="justify" style:justify-single-word="false" fo:text-indent="0in" style:auto-text-indent="fals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dd86e"/>
    </style:style>
    <style:style style:name="MT1" style:family="text">
      <style:text-properties officeooo:rsid="001dd86e"/>
    </style:style>
    <style:style style:name="MT2" style:family="text">
      <style:text-properties officeooo:rsid="0024b70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Daniel Noyes<text:tab/>Homework #</text:span><text:span text:style-name="MT2">3</text:span><text:span text:style-name="MT1"><text:tab/>Page: </text:span><text:span text:style-name="MT1"><text:page-number text:select-page="current">5</text:page-number></text:span><text:span text:style-name="MT1">/</text:span><text:span text:style-name="MT1"><text:page-count>5</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4T01:45:33</meta:creation-date>
    <dc:date>2013-09-29T19:55:13</dc:date>
    <meta:editing-duration>PT4M37S</meta:editing-duration>
    <meta:editing-cycles>7</meta:editing-cycles>
    <meta:generator>LibreOffice/4.0.4.2$Linux_X86_64 LibreOffice_project/400m0$Build-2</meta:generator>
    <meta:document-statistic meta:table-count="0" meta:image-count="0" meta:object-count="0" meta:page-count="5" meta:paragraph-count="191" meta:word-count="1218" meta:character-count="6953" meta:non-whitespace-character-count="5591"/>
  </office:meta>
</office:document-meta>
</file>